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pitch="variable" style:font-charset="x-symbol"/>
    <style:font-face style:name="Symbol" svg:font-family="Symbol" style:font-adornments="Normal" style:font-family-generic="roman" style:font-pitch="variable" style:font-charset="x-symbol"/>
    <style:font-face style:name="OpenSymbol1" svg:font-family="OpenSymbol"/>
    <style:font-face style:name="times new" svg:font-family="'times new'"/>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P2"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normal" officeooo:paragraph-rsid="0002654c" style:font-size-asian="12pt" style:font-style-asian="italic" style:font-weight-asian="normal" style:font-size-complex="12pt" style:font-style-complex="italic" style:font-weight-complex="normal" style:text-scale="115%"/>
    </style:style>
    <style:style style:name="P3"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normal" officeooo:rsid="0002654c" officeooo:paragraph-rsid="0002654c" style:font-size-asian="12pt" style:font-style-asian="italic" style:font-weight-asian="normal" style:font-size-complex="12pt" style:font-style-complex="italic" style:font-weight-complex="normal" style:text-scale="115%"/>
    </style:style>
    <style:style style:name="P4"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normal" officeooo:rsid="00199adf" officeooo:paragraph-rsid="00199adf" style:font-size-asian="12pt" style:font-style-asian="italic" style:font-weight-asian="normal" style:font-size-complex="12pt" style:font-style-complex="italic" style:font-weight-complex="normal" style:text-scale="115%"/>
    </style:style>
    <style:style style:name="P5"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normal" officeooo:rsid="00199adf" officeooo:paragraph-rsid="001c1a6e" style:font-size-asian="12pt" style:font-style-asian="italic" style:font-weight-asian="normal" style:font-size-complex="12pt" style:font-style-complex="italic" style:font-weight-complex="normal" style:text-scale="115%"/>
    </style:style>
    <style:style style:name="P6"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normal" officeooo:rsid="0020b1f7" officeooo:paragraph-rsid="0020b1f7" style:font-size-asian="12pt" style:font-style-asian="italic" style:font-weight-asian="normal" style:font-size-complex="12pt" style:font-style-complex="italic" style:font-weight-complex="normal" style:text-scale="115%"/>
    </style:style>
    <style:style style:name="P7"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bold" officeooo:rsid="0002654c" officeooo:paragraph-rsid="0002654c" style:font-size-asian="12pt" style:font-style-asian="italic" style:font-weight-asian="bold" style:font-size-complex="12pt" style:font-style-complex="italic" style:font-weight-complex="bold" style:text-scale="115%"/>
    </style:style>
    <style:style style:name="P8"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bold" officeooo:rsid="001c1a6e" officeooo:paragraph-rsid="001c1a6e" style:font-size-asian="12pt" style:font-style-asian="italic" style:font-weight-asian="bold" style:font-size-complex="12pt" style:font-style-complex="italic" style:font-weight-complex="bold" style:text-scale="115%"/>
    </style:style>
    <style:style style:name="P9"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bold" officeooo:rsid="00199adf" officeooo:paragraph-rsid="00199adf" style:font-size-asian="12pt" style:font-style-asian="italic" style:font-weight-asian="bold" style:font-size-complex="12pt" style:font-style-complex="italic" style:font-weight-complex="bold" style:text-scale="115%"/>
    </style:style>
    <style:style style:name="P10"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bold" officeooo:rsid="00199adf" officeooo:paragraph-rsid="001d7198" style:font-size-asian="12pt" style:font-style-asian="italic" style:font-weight-asian="bold" style:font-size-complex="12pt" style:font-style-complex="italic" style:font-weight-complex="bold" style:text-scale="115%"/>
    </style:style>
    <style:style style:name="P11"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bold" officeooo:rsid="00199adf" officeooo:paragraph-rsid="002c5416" style:font-size-asian="12pt" style:font-style-asian="italic" style:font-weight-asian="bold" style:font-size-complex="12pt" style:font-style-complex="italic" style:font-weight-complex="bold" style:text-scale="115%"/>
    </style:style>
    <style:style style:name="P12"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color="#c9211e" fo:font-size="12pt" fo:letter-spacing="0.026cm" fo:font-style="italic" style:text-underline-style="none" fo:font-weight="normal" officeooo:rsid="001dff0b" officeooo:paragraph-rsid="001dff0b" style:font-size-asian="12pt" style:font-style-asian="italic" style:font-weight-asian="normal" style:font-size-complex="12pt" style:font-style-complex="italic" style:font-weight-complex="normal" style:text-scale="115%"/>
    </style:style>
    <style:style style:name="P13"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color="#c9211e" fo:font-size="12pt" fo:letter-spacing="0.026cm" fo:font-style="italic" style:text-underline-style="none" fo:font-weight="normal" officeooo:rsid="001fb389" officeooo:paragraph-rsid="001fb389" style:font-size-asian="12pt" style:font-style-asian="italic" style:font-weight-asian="normal" style:font-size-complex="12pt" style:font-style-complex="italic" style:font-weight-complex="normal" style:text-scale="115%"/>
    </style:style>
    <style:style style:name="P14"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color="#c9211e" fo:font-size="12pt" fo:letter-spacing="0.026cm" fo:font-style="italic" style:text-underline-style="none" fo:font-weight="normal" officeooo:rsid="00275e5e" officeooo:paragraph-rsid="00275e5e" style:font-size-asian="12pt" style:font-style-asian="italic" style:font-weight-asian="normal" style:font-size-complex="12pt" style:font-style-complex="italic" style:font-weight-complex="normal" style:text-scale="115%"/>
    </style:style>
    <style:style style:name="P15"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color="#c9211e" fo:font-size="12pt" fo:letter-spacing="0.026cm" fo:font-style="italic" style:text-underline-style="none" fo:font-weight="normal" officeooo:rsid="0027f2a3" officeooo:paragraph-rsid="0027f2a3" style:font-size-asian="12pt" style:font-style-asian="italic" style:font-weight-asian="normal" style:font-size-complex="12pt" style:font-style-complex="italic" style:font-weight-complex="normal" style:text-scale="115%"/>
    </style:style>
    <style:style style:name="P16"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color="#c9211e" fo:font-size="12pt" fo:letter-spacing="0.026cm" fo:font-style="normal" style:text-underline-style="none" fo:font-weight="normal" officeooo:rsid="001c1a6e" officeooo:paragraph-rsid="001c1a6e" style:font-size-asian="12pt" style:font-style-asian="normal" style:font-weight-asian="normal" style:font-size-complex="12pt" style:font-style-complex="normal" style:font-weight-complex="normal" style:text-scale="115%"/>
    </style:style>
    <style:style style:name="P17"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color="#c9211e" fo:font-size="12pt" fo:letter-spacing="0.026cm" fo:font-style="normal" style:text-underline-style="none" fo:font-weight="normal" officeooo:rsid="001c1a6e" officeooo:paragraph-rsid="001d7198" style:font-size-asian="12pt" style:font-style-asian="normal" style:font-weight-asian="normal" style:font-size-complex="12pt" style:font-style-complex="normal" style:font-weight-complex="normal" style:text-scale="115%"/>
    </style:style>
    <style:style style:name="P18"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color="#c9211e" style:font-name="Times New Roman1" fo:font-size="12pt" fo:letter-spacing="0.026cm" fo:font-style="normal" style:text-underline-style="none" fo:font-weight="normal" officeooo:rsid="001c1a6e" officeooo:paragraph-rsid="001d7198" style:font-size-asian="12pt" style:font-style-asian="normal" style:font-weight-asian="normal" style:font-size-complex="12pt" style:font-style-complex="normal" style:font-weight-complex="normal" style:text-scale="115%"/>
    </style:style>
    <style:style style:name="P19"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officeooo:paragraph-rsid="001d7198"/>
    </style:style>
    <style:style style:name="P20" style:family="paragraph" style:parent-style-name="Text_20_body">
      <style:paragraph-properties fo:margin-left="1.468cm" fo:margin-right="0cm" fo:margin-top="0cm" fo:margin-bottom="0cm" loext:contextual-spacing="false" fo:line-height="100%" fo:text-align="start" style:justify-single-word="false" fo:text-indent="-1.27cm" style:auto-text-indent="false">
        <style:tab-stops>
          <style:tab-stop style:position="1.468cm"/>
          <style:tab-stop style:position="1.469cm"/>
        </style:tab-stops>
      </style:paragraph-properties>
      <style:text-properties fo:font-size="16pt" fo:letter-spacing="0.026cm"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text-scale="115%"/>
    </style:style>
    <style:style style:name="P21" style:family="paragraph" style:parent-style-name="Text_20_body">
      <style:paragraph-properties fo:margin-left="1.468cm" fo:margin-right="0cm" fo:margin-top="0cm" fo:margin-bottom="0cm" loext:contextual-spacing="false" fo:line-height="100%" fo:text-align="start" style:justify-single-word="false" fo:text-indent="-1.27cm" style:auto-text-indent="false">
        <style:tab-stops>
          <style:tab-stop style:position="1.468cm"/>
          <style:tab-stop style:position="1.469cm"/>
        </style:tab-stops>
      </style:paragraph-properties>
      <style:text-properties fo:font-size="14pt" style:text-underline-style="none" style:font-size-asian="14pt" style:font-size-complex="14pt"/>
    </style:style>
    <style:style style:name="P22" style:family="paragraph" style:parent-style-name="Text_20_body">
      <style:paragraph-properties fo:margin-left="1.468cm" fo:margin-right="0cm" fo:margin-top="0cm" fo:margin-bottom="0cm" loext:contextual-spacing="false" fo:line-height="100%" fo:text-align="start" style:justify-single-word="false" fo:text-indent="-1.27cm" style:auto-text-indent="false">
        <style:tab-stops>
          <style:tab-stop style:position="1.468cm"/>
          <style:tab-stop style:position="1.469cm"/>
        </style:tab-stops>
      </style:paragraph-properties>
      <style:text-properties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P23" style:family="paragraph" style:parent-style-name="Text_20_body">
      <style:paragraph-properties fo:margin-left="1.468cm" fo:margin-right="0cm" fo:margin-top="0cm" fo:margin-bottom="0cm" loext:contextual-spacing="false" fo:line-height="100%" fo:text-align="start" style:justify-single-word="false" fo:text-indent="-1.27cm" style:auto-text-indent="false">
        <style:tab-stops>
          <style:tab-stop style:position="1.468cm"/>
          <style:tab-stop style:position="1.469cm"/>
        </style:tab-stops>
      </style:paragraph-properties>
      <style:text-properties fo:font-size="12pt" fo:letter-spacing="0.026cm" fo:font-style="normal" style:text-underline-style="none" fo:font-weight="normal" officeooo:rsid="00097f18" officeooo:paragraph-rsid="00097f18" style:font-size-asian="12pt" style:font-style-asian="normal" style:font-weight-asian="normal" style:font-size-complex="12pt" style:font-style-complex="normal" style:font-weight-complex="normal" style:text-scale="115%"/>
    </style:style>
    <style:style style:name="P24" style:family="paragraph" style:parent-style-name="Text_20_body">
      <style:paragraph-properties fo:margin-left="1.468cm" fo:margin-right="0cm" fo:margin-top="0cm" fo:margin-bottom="0cm" loext:contextual-spacing="false" fo:line-height="100%" fo:text-align="start" style:justify-single-word="false" fo:text-indent="-1.27cm" style:auto-text-indent="false">
        <style:tab-stops>
          <style:tab-stop style:position="1.468cm"/>
          <style:tab-stop style:position="1.469cm"/>
        </style:tab-stops>
      </style:paragraph-properties>
      <style:text-properties fo:color="#c9211e"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P25" style:family="paragraph" style:parent-style-name="Text_20_body">
      <style:paragraph-properties fo:margin-left="1.468cm" fo:margin-right="0cm" fo:margin-top="0cm" fo:margin-bottom="0cm" loext:contextual-spacing="false" fo:line-height="100%" fo:text-align="start" style:justify-single-word="false" fo:text-indent="-1.27cm" style:auto-text-indent="false">
        <style:tab-stops>
          <style:tab-stop style:position="1.468cm"/>
          <style:tab-stop style:position="1.469cm"/>
        </style:tab-stops>
      </style:paragraph-properties>
      <style:text-properties fo:color="#c9211e" fo:font-size="12pt" fo:letter-spacing="0.026cm" fo:font-style="normal" style:text-underline-style="none" fo:font-weight="normal" style:font-size-asian="12pt" style:font-style-asian="normal" style:font-weight-asian="normal" style:font-size-complex="12pt" style:font-style-complex="normal" style:font-weight-complex="normal" style:text-scale="115%"/>
    </style:style>
    <style:style style:name="P26" style:family="paragraph" style:parent-style-name="Text_20_body">
      <style:paragraph-properties fo:margin-left="1.468cm" fo:margin-right="0cm" fo:margin-top="0cm" fo:margin-bottom="0cm" loext:contextual-spacing="false" fo:line-height="100%" fo:text-align="start" style:justify-single-word="false" fo:text-indent="-1.27cm" style:auto-text-indent="false">
        <style:tab-stops>
          <style:tab-stop style:position="1.468cm"/>
          <style:tab-stop style:position="1.469cm"/>
        </style:tab-stops>
      </style:paragraph-properties>
      <style:text-properties fo:color="#c9211e" fo:font-size="12pt" fo:letter-spacing="0.026cm" fo:font-style="normal" style:text-underline-style="none" fo:font-weight="normal" officeooo:rsid="000b7933" officeooo:paragraph-rsid="000b7933" style:font-size-asian="12pt" style:font-style-asian="normal" style:font-weight-asian="normal" style:font-size-complex="12pt" style:font-style-complex="normal" style:font-weight-complex="normal" style:text-scale="115%"/>
    </style:style>
    <style:style style:name="P27" style:family="paragraph" style:parent-style-name="Text_20_body">
      <style:paragraph-properties fo:margin-left="1.468cm" fo:margin-right="0cm" fo:margin-top="0cm" fo:margin-bottom="0cm" loext:contextual-spacing="false" fo:line-height="100%" fo:text-align="start" style:justify-single-word="false" fo:text-indent="-1.27cm" style:auto-text-indent="false">
        <style:tab-stops>
          <style:tab-stop style:position="1.468cm"/>
          <style:tab-stop style:position="1.469cm"/>
        </style:tab-stops>
      </style:paragraph-properties>
      <style:text-properties fo:color="#c9211e" style:font-name="times new" fo:font-size="12pt" fo:letter-spacing="0.026cm" fo:font-style="normal" style:text-underline-style="none" fo:font-weight="normal" officeooo:rsid="000e7672" officeooo:paragraph-rsid="000e7672" style:font-size-asian="12pt" style:font-style-asian="normal" style:font-weight-asian="normal" style:font-size-complex="12pt" style:font-style-complex="normal" style:font-weight-complex="normal" style:text-scale="115%"/>
    </style:style>
    <style:style style:name="P28" style:family="paragraph" style:parent-style-name="Text_20_body">
      <style:paragraph-properties fo:margin-left="1.468cm" fo:margin-right="0cm" fo:margin-top="0cm" fo:margin-bottom="0cm" loext:contextual-spacing="false" fo:line-height="100%" fo:text-align="start" style:justify-single-word="false" fo:text-indent="-1.27cm" style:auto-text-indent="false">
        <style:tab-stops>
          <style:tab-stop style:position="1.468cm"/>
          <style:tab-stop style:position="1.469cm"/>
        </style:tab-stops>
      </style:paragraph-properties>
      <style:text-properties officeooo:paragraph-rsid="000e7672"/>
    </style:style>
    <style:style style:name="P2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style:font-name="Times New Roman1"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P30" style:family="paragraph" style:parent-style-name="Heading_20_2" style:list-style-name="WWNum11">
      <style:paragraph-properties fo:margin-top="0cm" fo:margin-bottom="0cm" loext:contextual-spacing="false" fo:line-height="100%" fo:text-align="start" style:justify-single-word="false">
        <style:tab-stops>
          <style:tab-stop style:position="1.468cm"/>
          <style:tab-stop style:position="1.469cm"/>
        </style:tab-stops>
      </style:paragraph-properties>
      <style:text-properties fo:font-size="16pt" fo:font-style="italic" fo:font-weight="bold" style:font-size-asian="16pt" style:font-style-asian="italic" style:font-weight-asian="bold" style:font-size-complex="16pt" style:font-style-complex="italic" style:font-weight-complex="bold"/>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color="#c9211e" fo:font-style="normal" style:font-style-asian="normal" style:font-style-complex="normal"/>
    </style:style>
    <style:style style:name="P33" style:family="paragraph" style:parent-style-name="Text_20_body" style:list-style-name="L1">
      <style:paragraph-properties fo:margin-left="1.468cm" fo:margin-right="0cm" fo:margin-top="0cm" fo:margin-bottom="0cm" loext:contextual-spacing="false" fo:line-height="100%" fo:text-align="start" style:justify-single-word="false" fo:text-indent="-1.27cm" style:auto-text-indent="false">
        <style:tab-stops>
          <style:tab-stop style:position="1.468cm"/>
          <style:tab-stop style:position="1.469cm"/>
        </style:tab-stops>
      </style:paragraph-properties>
      <style:text-properties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P34" style:family="paragraph" style:parent-style-name="Text_20_body">
      <style:paragraph-properties fo:margin-left="1.468cm" fo:margin-right="0cm" fo:margin-top="0cm" fo:margin-bottom="0cm" loext:contextual-spacing="false" fo:line-height="100%" fo:text-align="start" style:justify-single-word="false" fo:text-indent="-1.27cm" style:auto-text-indent="false">
        <style:tab-stops>
          <style:tab-stop style:position="1.468cm"/>
          <style:tab-stop style:position="1.469cm"/>
        </style:tab-stops>
      </style:paragraph-properties>
      <style:text-properties fo:color="#c9211e" fo:font-size="12pt" fo:letter-spacing="0.026cm" fo:font-style="normal" style:text-underline-style="none" fo:font-weight="normal" style:font-size-asian="12pt" style:font-style-asian="normal" style:font-weight-asian="normal" style:font-size-complex="12pt" style:font-style-complex="normal" style:font-weight-complex="normal" style:text-scale="115%"/>
    </style:style>
    <style:style style:name="P35" style:family="paragraph" style:parent-style-name="Text_20_body" style:list-style-name="L2">
      <style:paragraph-properties fo:margin-left="0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P3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style:font-name="Times New Roman1" officeooo:paragraph-rsid="0030dfe0"/>
    </style:style>
    <style:style style:name="P37"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P38" style:family="paragraph" style:parent-style-name="Text_20_body" style:list-style-name="L2">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P39"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bold" officeooo:paragraph-rsid="0002654c" style:font-size-asian="12pt" style:font-style-asian="italic" style:font-weight-asian="bold" style:font-size-complex="12pt" style:font-style-complex="italic" style:font-weight-complex="bold" style:text-scale="115%"/>
    </style:style>
    <style:style style:name="P40" style:family="paragraph" style:parent-style-name="Text_20_body">
      <style:paragraph-properties fo:margin-left="0.198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fo:color="#c9211e" fo:font-size="12pt" fo:letter-spacing="0.026cm" fo:font-style="normal" style:text-underline-style="none" fo:font-weight="normal" officeooo:rsid="001c1a6e" officeooo:paragraph-rsid="002c5416" style:font-size-asian="12pt" style:font-style-asian="normal" style:font-weight-asian="normal" style:font-size-complex="12pt" style:font-style-complex="normal" style:font-weight-complex="normal" style:text-scale="115%"/>
    </style:style>
    <style:style style:name="T1" style:family="text">
      <style:text-properties style:text-scale="115%"/>
    </style:style>
    <style:style style:name="T2" style:family="text">
      <style:text-properties officeooo:rsid="0007be3a" style:text-scale="115%"/>
    </style:style>
    <style:style style:name="T3" style:family="text">
      <style:text-properties style:text-underline-style="solid" style:text-underline-width="auto" style:text-underline-color="font-color" style:text-scale="115%"/>
    </style:style>
    <style:style style:name="T4" style:family="text">
      <style:text-properties style:text-underline-style="solid" style:text-underline-width="auto" style:text-underline-color="font-color" officeooo:rsid="0002654c" style:text-scale="115%"/>
    </style:style>
    <style:style style:name="T5" style:family="text">
      <style:text-properties fo:letter-spacing="0.026cm" fo:font-style="italic" fo:font-weight="bold" style:font-style-asian="italic" style:font-weight-asian="bold" style:font-style-complex="italic" style:font-weight-complex="bold" style:text-scale="115%"/>
    </style:style>
    <style:style style:name="T6" style:family="text">
      <style:text-properties fo:letter-spacing="0.026cm" fo:font-style="italic" fo:font-weight="bold" officeooo:rsid="0002654c" style:font-style-asian="italic" style:font-weight-asian="bold" style:font-style-complex="italic" style:font-weight-complex="bold" style:text-scale="115%"/>
    </style:style>
    <style:style style:name="T7" style:family="text">
      <style:text-properties fo:font-size="12pt" fo:letter-spacing="0.026cm" fo:font-style="italic" fo:font-weight="bold" style:font-size-asian="12pt" style:font-style-asian="italic" style:font-weight-asian="bold" style:font-size-complex="12pt" style:font-style-complex="italic" style:font-weight-complex="bold" style:text-scale="115%"/>
    </style:style>
    <style:style style:name="T8" style:family="text">
      <style:text-properties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T9" style:family="text">
      <style:text-properties officeooo:rsid="000457c7"/>
    </style:style>
    <style:style style:name="T10" style:family="text">
      <style:text-properties fo:font-weight="normal" style:font-weight-asian="normal" style:font-weight-complex="normal"/>
    </style:style>
    <style:style style:name="T11" style:family="text">
      <style:text-properties officeooo:rsid="0006e6d8"/>
    </style:style>
    <style:style style:name="T12" style:family="text">
      <style:text-properties fo:color="#c9211e"/>
    </style:style>
    <style:style style:name="T13" style:family="text">
      <style:text-properties fo:color="#c9211e" officeooo:rsid="000a383e"/>
    </style:style>
    <style:style style:name="T14" style:family="text">
      <style:text-properties fo:color="#c9211e" fo:font-style="normal" officeooo:rsid="000cb6fb" style:font-style-asian="normal" style:font-style-complex="normal"/>
    </style:style>
    <style:style style:name="T15" style:family="text">
      <style:text-properties fo:color="#c9211e" fo:font-style="normal" officeooo:rsid="000e7672" style:font-style-asian="normal" style:font-style-complex="normal"/>
    </style:style>
    <style:style style:name="T16" style:family="text">
      <style:text-properties fo:color="#c9211e" fo:font-style="normal" officeooo:rsid="0017554b" style:font-style-asian="normal" style:font-style-complex="normal"/>
    </style:style>
    <style:style style:name="T17" style:family="text">
      <style:text-properties fo:color="#c9211e" fo:font-size="12pt" fo:letter-spacing="0.026cm" fo:font-style="normal" style:text-underline-style="none" fo:font-weight="normal" style:font-size-asian="12pt" style:font-style-asian="normal" style:font-weight-asian="normal" style:font-size-complex="12pt" style:font-style-complex="normal" style:font-weight-complex="normal" style:text-scale="115%"/>
    </style:style>
    <style:style style:name="T18" style:family="text">
      <style:text-properties fo:color="#c9211e" fo:font-size="12pt" fo:letter-spacing="0.026cm" fo:font-style="normal" style:text-underline-style="none" fo:font-weight="normal" officeooo:rsid="000e7672" style:font-size-asian="12pt" style:font-style-asian="normal" style:font-weight-asian="normal" style:font-size-complex="12pt" style:font-style-complex="normal" style:font-weight-complex="normal" style:text-scale="115%"/>
    </style:style>
    <style:style style:name="T19" style:family="text">
      <style:text-properties fo:color="#c9211e" style:font-name="times new" fo:font-size="12pt" fo:letter-spacing="0.026cm" fo:font-style="normal" style:text-underline-style="none" fo:font-weight="normal" officeooo:rsid="000e7672" style:font-size-asian="12pt" style:font-style-asian="normal" style:font-weight-asian="normal" style:font-size-complex="12pt" style:font-style-complex="normal" style:font-weight-complex="normal" style:text-scale="115%"/>
    </style:style>
    <style:style style:name="T20" style:family="text">
      <style:text-properties fo:color="#c9211e" fo:language="fr" fo:country="FR"/>
    </style:style>
    <style:style style:name="T21" style:family="text">
      <style:text-properties fo:color="#c9211e" fo:language="fr" fo:country="FR" fo:font-weight="bold"/>
    </style:style>
    <style:style style:name="T22" style:family="text">
      <style:text-properties fo:color="#c9211e" style:font-name="Times New Roman1" fo:font-size="12pt" fo:letter-spacing="0.026cm" fo:font-style="normal" style:text-underline-style="none" fo:font-weight="normal" officeooo:rsid="001c1a6e" style:font-size-asian="12pt" style:font-style-asian="normal" style:font-weight-asian="normal" style:font-size-complex="12pt" style:font-style-complex="normal" style:font-weight-complex="normal" style:text-scale="115%"/>
    </style:style>
    <style:style style:name="T23" style:family="text">
      <style:text-properties fo:color="#c9211e" officeooo:rsid="002295cf"/>
    </style:style>
    <style:style style:name="T24" style:family="text">
      <style:text-properties fo:color="#c9211e" style:font-name="Times New Roman" fo:language="fr" fo:country="FR"/>
    </style:style>
    <style:style style:name="T25" style:family="text">
      <style:text-properties fo:color="#c9211e" style:font-name="Times New Roman" fo:language="fr" fo:country="FR" fo:font-weight="bold"/>
    </style:style>
    <style:style style:name="T26" style:family="text">
      <style:text-properties fo:color="#c9211e" style:font-name="Times New Roman" fo:language="fr" fo:country="FR" fo:font-weight="bold" style:font-weight-asian="bold" style:font-weight-complex="bold"/>
    </style:style>
    <style:style style:name="T27" style:family="text">
      <style:text-properties fo:color="#c9211e" style:font-name="Times New Roman" fo:language="fr" fo:country="FR" fo:font-weight="normal" style:font-weight-asian="normal" style:font-weight-complex="normal"/>
    </style:style>
    <style:style style:name="T28" style:family="text">
      <style:text-properties fo:color="#c9211e" style:font-name="Times New Roman" fo:language="fr" fo:country="FR" fo:font-weight="normal" officeooo:rsid="002ec1db" style:font-weight-asian="normal" style:font-weight-complex="normal"/>
    </style:style>
    <style:style style:name="T29" style:family="text">
      <style:text-properties fo:color="#c9211e" style:font-name="Times New Roman" fo:font-size="12pt" fo:letter-spacing="0.026cm" fo:language="fr" fo:country="FR" fo:font-style="italic" style:text-underline-style="none" fo:font-weight="normal" style:font-size-asian="12pt" style:font-style-asian="italic" style:font-weight-asian="normal" style:font-size-complex="12pt" style:font-style-complex="italic" style:font-weight-complex="normal" style:text-scale="115%"/>
    </style:style>
    <style:style style:name="T30" style:family="text">
      <style:text-properties fo:color="#c9211e" style:font-name="Times New Roman" fo:font-size="12pt" fo:letter-spacing="0.026cm" fo:language="fr" fo:country="FR" fo:font-style="normal" style:text-underline-style="none" fo:font-weight="normal" style:font-size-asian="12pt" style:font-style-asian="normal" style:font-weight-asian="normal" style:font-size-complex="12pt" style:font-style-complex="normal" style:font-weight-complex="normal" style:text-scale="115%"/>
    </style:style>
    <style:style style:name="T31" style:family="text">
      <style:text-properties officeooo:rsid="000a544f"/>
    </style:style>
    <style:style style:name="T32" style:family="text">
      <style:text-properties officeooo:rsid="000cb6fb"/>
    </style:style>
    <style:style style:name="T33" style:family="text">
      <style:text-properties officeooo:rsid="0014f25e"/>
    </style:style>
    <style:style style:name="T34" style:family="text">
      <style:text-properties officeooo:rsid="001d7198"/>
    </style:style>
    <style:style style:name="T35" style:family="text">
      <style:text-properties officeooo:rsid="001fb389"/>
    </style:style>
    <style:style style:name="T36" style:family="text">
      <style:text-properties officeooo:rsid="0020b1f7"/>
    </style:style>
    <style:style style:name="T37" style:family="text">
      <style:text-properties officeooo:rsid="002cb3f8"/>
    </style:style>
    <style:style style:name="T38" style:family="text">
      <style:text-properties officeooo:rsid="002ea5e6"/>
    </style:style>
    <style:style style:name="T39" style:family="text">
      <style:text-properties officeooo:rsid="0030dfe0"/>
    </style:style>
    <style:style style:name="T40"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88484654" text:style-name="WWNum11">
        <text:list-item>
          <text:list>
            <text:list-header>
              <text:h text:style-name="P30" text:outline-level="2"><text:span text:style-name="T1">Td </text:span><text:span text:style-name="T2">1</text:span><text:span text:style-name="T1"> - Droit des TIC : </text:span><text:span text:style-name="T3">Les 10 principaux contrats informatiques</text:span><text:span text:style-name="T4"> et la rupture abusive des pourparlers</text:span></text:h>
            </text:list-header>
          </text:list>
        </text:list-item>
      </text:list>
      <text:p text:style-name="P20"/>
      <text:p text:style-name="P21"><text:span text:style-name="T5"><text:s text:c="3"/></text:span><text:span text:style-name="T6">1 -</text:span><text:span text:style-name="T7"> Définissez brièvement les 10 principaux contrats informatiques suivants :</text:span></text:p>
      <text:p text:style-name="P22"/>
      <text:list xml:id="list2496034818" text:style-name="L1">
        <text:list-item>
          <text:p text:style-name="P33">Licence de logiciel :</text:p>
        </text:list-item>
      </text:list>
      <text:p text:style-name="P23"><text:tab/><text:span text:style-name="T12">La licence pour un droit d’usage existe sur 2 types de logiciels : </text:span><text:span text:style-name="T13">soit l</text:span><text:span text:style-name="T12">es progiciels (logiciel standard</text:span><text:span text:style-name="T13">) soit les logiciels spécifiques</text:span><text:span text:style-name="T12"> </text:span><text:span text:style-name="T13">(</text:span><text:span text:style-name="T12">élaboré pour répondre aux besoins d’un client avec un contrat </text:span><text:span text:style-name="T13">de développement</text:span><text:span text:style-name="T12">). </text:span><text:span text:style-name="T13">Les cas d’utilisation sont clairs et précis dans le contrat pour respecter le droit d’usage.</text:span></text:p>
      <text:p text:style-name="P24"/>
      <text:list xml:id="list232855646121604" text:continue-numbering="true" text:style-name="L1">
        <text:list-item>
          <text:p text:style-name="P33">Contrat de maintenance :</text:p>
        </text:list-item>
      </text:list>
      <text:p text:style-name="P25"><text:tab/><text:span text:style-name="T37">C</text:span><text:span text:style-name="T31">e contrat offre une prestation qui consiste à maintenir les système informatique afin de maintenir des exigences conformes au contrat logiciel </text:span><text:span text:style-name="T39">ou materiel</text:span><text:span text:style-name="T31">. </text:span><text:span text:style-name="T32">Ce contrat peut être réaliser par un tiers ou bien l’éditeur lui même.</text:span></text:p>
      <text:p text:style-name="P22"/>
      <text:list xml:id="list232856082576902" text:continue-numbering="true" text:style-name="L1">
        <text:list-item>
          <text:p text:style-name="P33">Licence de logiciel libre :</text:p>
        </text:list-item>
      </text:list>
      <text:p text:style-name="P26"><text:tab/>Un logiciel libre à la particularité d’avoir son code source en libre circulation, de ce fait tout le monde peut réaliser des copies, des distribution ou encore des modifications à titre gratuit ou onéreux</text:p>
      <text:p text:style-name="P22"/>
      <text:list xml:id="list232855993732753" text:continue-numbering="true" text:style-name="L1">
        <text:list-item>
          <text:p text:style-name="P33">Contrat de développement de logiciel spécifique :</text:p>
        </text:list-item>
      </text:list>
      <text:p text:style-name="P25"><text:tab/><text:span text:style-name="T32">Ici, le contrat ne donne pas des droits d’utilisation sur un logiciel mais bien un logiciel futur. Les droits d’usage peuvent être partager via une </text:span></text:p>
      <text:p text:style-name="P25"/>
      <text:p text:style-name="P25"><text:tab/><text:span text:style-name="T33">MOE : Prestation de service spécifique</text:span></text:p>
      <text:p text:style-name="P25"><text:tab/><text:span text:style-name="T33">MOA : clients → entreprises utilisatrices</text:span></text:p>
      <text:p text:style-name="P22"/>
      <text:list xml:id="list232855732400528" text:continue-numbering="true" text:style-name="L1">
        <text:list-item>
          <text:p text:style-name="P33">Contrat d'intégration de logiciels :</text:p>
        </text:list-item>
      </text:list>
      <text:p text:style-name="P22"><text:tab/><text:span text:style-name="T14">Une fois les droits d’utilisations acquis sur un logiciel, il faut maintenant le mettre en place au sein de son environnement de travail. </text:span><text:span text:style-name="T15">Des modifications sont souvent nécessaire pour adapter le logiciel. L’intégrateur se doit donc des mettre en place des solutions pour intégrer ensemble les logiciel et former un ensemble homogène.</text:span><text:span text:style-name="T14"> </text:span></text:p>
      <text:p text:style-name="P22"/>
      <text:list xml:id="list232857481602208" text:continue-numbering="true" text:style-name="L1">
        <text:list-item>
          <text:p text:style-name="P33">Contrat d'outsoursing (ou d'externalisation ou d'infogérance) :</text:p>
        </text:list-item>
      </text:list>
      <text:p text:style-name="P28"><text:span text:style-name="T8"><text:tab/></text:span><text:span text:style-name="T18">Ce contrat consiste à déléguer une fonction ou un service à un prestataire externe spécialisé sur la tache. C’est un service de prestation complet et élaboré avec plusieurs niveaux de service, de performance et de responsabilités. Les prestations peuvent êtres très variées (assistance,maintenance,hébergement ...)</text:span><text:span text:style-name="T19">.</text:span></text:p>
      <text:p text:style-name="P27"/>
      <text:list xml:id="list232857396682384" text:continue-numbering="true" text:style-name="L1">
        <text:list-item>
          <text:p text:style-name="P33">Contrat ASP (Application Service Provider) ou FAH ( Fournisseur d'Application<text:span text:style-name="T11">s</text:span> Hébergé<text:span text:style-name="T11">es</text:span>) :</text:p>
        </text:list-item>
      </text:list>
      <text:p text:style-name="P22"><text:tab/><text:span text:style-name="T16">Le contrat ASP est une forme de contrat d’outsourcing sauf que dans ce cas le client ne dispose que d’un droit d’accès et d’utilisation sur le/les logiciel(s) hébergé(s) par le service. Cela permet d’éviter de construire une infrastructure informatique et d’avoir accès un à </text:span><text:soft-page-break/><text:span text:style-name="T16">système informatique à distance.</text:span></text:p>
      <text:p text:style-name="P22"/>
      <text:list xml:id="list232857408919907" text:continue-numbering="true" text:style-name="L1">
        <text:list-item>
          <text:p text:style-name="P33">Contrat SaaS (Software as a Service) :</text:p>
        </text:list-item>
      </text:list>
      <text:p text:style-name="Text_20_body"><text:tab/><text:span text:style-name="T12">Le contrat SaaS est un type d’offre appartenant aux contrats ASP, on <text:tab/>externalise donc un système informatique accessible à distance mais <text:tab/>cette fois avec une possibilité pour le client de personnalisé les <text:tab/>différents logiciels et applications misent à leur service. Le <text:tab/>prestataire est toujours propriétaire de ses programmes en revanche <text:tab/>les personnalisations apportées par le client font l’objet d’une <text:tab/>copropriété. </text:span></text:p>
      <text:p text:style-name="P22"/>
      <text:list xml:id="list233239775" text:style-name="L2">
        <text:list-header>
          <text:p text:style-name="P35"><text:s/>- <text:s text:c="5"/>Contrat de référencement :</text:p>
        </text:list-header>
      </text:list>
      <text:p text:style-name="P36"><text:span text:style-name="T29"><text:tab/></text:span><text:span text:style-name="T30">Le contrat de référencement, ou contrat SEO, est l'accord par lequel</text:span></text:p>
      <text:p text:style-name="P32"><text:tab/>un client charge un prestataire d'assurer le positionnement de son <text:tab/>site sur les pages de résultats des moteurs de recherche afin <text:tab/>d'améliorer sa visibilité et son audience.</text:p>
      <text:p text:style-name="P29"/>
      <text:list xml:id="list232855771241479" text:continue-numbering="true" text:style-name="L2">
        <text:list-header>
          <text:p text:style-name="P38">- <text:s text:c="5"/>Contrat d'entiercement (ou de sous-séquestre) :</text:p>
        </text:list-header>
      </text:list>
      <text:p text:style-name="P31"><text:span text:style-name="T12"><text:tab/>L’entiercement de logiciel est la conservation sous condition de <text:tab/>libération pour les éditeurs et développeurs de logiciels critiques, <text:tab/>effectué par un spécialiste indépendant. </text:span></text:p>
      <text:p text:style-name="P1"/>
      <text:p text:style-name="P7">2 – La rupture abusive (ou fautive) des pourparlers : <text:span text:style-name="T9">Droit français et droit anglo-saxon</text:span> (A lire<text:span text:style-name="T11">) :</text:span></text:p>
      <text:p text:style-name="P39"/>
      <text:p text:style-name="P11">Dans quelle mesure existe-il une rupture abusive des pourparlers ? <text:span text:style-name="T34">(10 cas)</text:span></text:p>
      <text:p text:style-name="P40">Au stade de simple pourparlers, la rupture est en principe licite car les acteurs ne sont pas engagés et n’ont pas de responsabilité.</text:p>
      <text:p text:style-name="P16">On a le droit aussi si les coûts ou certains éléments du contrat sont un ri<text:span text:style-name="T36">s</text:span>que.</text:p>
      <text:p text:style-name="P17">Chacun est également libre de négocier avec plusieurs partenaires éventuels.</text:p>
      <text:p text:style-name="P18">Ce n'est évidemment pas le cas lorsque les parties ont signé un contrat de négociation comportant une clause d'exclusivité. C'est à dire, une clause qui consiste à interdire toute négociation parallèle dissimulée ou non, tant que la négociation principale n'est pas achevée. Dans ce cas, le partenaire manque à ses obligations contractuelles, et sa responsabilité peut être engagée.</text:p>
      <text:p text:style-name="P18">S' il n'y a pas de contrat de négociation comportant une clause d'exclusivité, ce n'est qu' en présence d'autres éléments permettant de caractériser la faute, que cette manière de faire est répréhensible.</text:p>
      <text:p text:style-name="P19"><text:span text:style-name="T22">Par exemple, est une faute : le fait de conduire des pourparlers avec quelqu'un sur la base d'un prix exagéré, tout en en menant d'autres avec un tiers, à un prix inférieur. De même, lorsque des négociations engagées avec deux concurrents sont rompues avec l'un d'eux, après lui avoir demandé diverses études et adressé une lettre d'intention.</text:span></text:p>
      <text:p text:style-name="P5"/>
      <text:p text:style-name="P10">Dans quelle mesure n’existe-t-il <text:s/>pas une rupture abusive des pourparlers ? <text:span text:style-name="T34">(5 cas)</text:span></text:p>
      <text:p text:style-name="P12">Lorsqu’il est question d’accord sur certaines informations, ici une confidentialité est en vigueur, ce qui peut rentrer dans la case des fautes délictuelles voir être vu comme une concurrence déloyale <text:span text:style-name="T35">ou des </text:span><text:soft-page-break/><text:span text:style-name="T35">agissements parasitaires.</text:span></text:p>
      <text:p text:style-name="P13">L’abus est caractérisé même sans absence de nuire par exemple si on laisse croire une conclusion possible alors que c’est déjà conclus ailleurs.</text:p>
      <text:p text:style-name="P4"/>
      <text:p text:style-name="P8">Comment le juge calcule t-il le montant des dommages et intérêts en réparation des préjudices? </text:p>
      <text:p text:style-name="P6"><text:span text:style-name="T12">La victime d’une rupture abusiv</text:span><text:span text:style-name="T23">e est indemnisée à hauteur des frais de négociation et des études menées au préalable et non à hauteurs des gains espérés par la signature du contrat ni obtenir réparation sur la perte d’une chance d’obtenir ces gains. </text:span></text:p>
      <text:p text:style-name="P4"/>
      <text:p text:style-name="P9">Pourquoi la rupture abusive n’existe pas dans le droit anglo-saxons ?</text:p>
      <text:p text:style-name="P14">Les anglais ont plusieurs outils qu’ils leur permettent facilement de mettre fin à des négociations :</text:p>
      <text:p text:style-name="P14">- Le Pass-Through-Costs qui permet d’être automatiquement remboursé (frais, coûts et dépenses) en cas d’échec des pourparlers.</text:p>
      <text:p text:style-name="P14">- Breeking Fees est un montant d’indemnisation payé par chaque partie afin de sortir des négociations avant la mise en œuvre du contrat.</text:p>
      <text:p text:style-name="P15">Si la négociation est très avancée, il est plus difficile de s’y désengager, il faut payer une somme prédéterminé entre acteurs afin d’indemniser les parties restantes pour prévenir des potentiels préjudi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pitch="variable" style:font-charset="x-symbol"/>
    <style:font-face style:name="Symbol" svg:font-family="Symbol" style:font-adornments="Normal" style:font-family-generic="roman" style:font-pitch="variable" style:font-charset="x-symbol"/>
    <style:font-face style:name="OpenSymbol1" svg:font-family="OpenSymbol"/>
    <style:font-face style:name="times new" svg:font-family="'times new'"/>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00%" fo:text-align="start" style:justify-single-word="false" fo:text-indent="0cm" style:auto-text-indent="false">
        <style:tab-stops>
          <style:tab-stop style:position="1.468cm"/>
          <style:tab-stop style:position="1.469cm"/>
        </style:tab-stops>
      </style:paragraph-properties>
      <style:text-properties style:font-name="Times New Roman1" fo:font-family="'Times New Roman'" style:font-family-generic="roman"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2" style:display-name="Heading 2" style:family="paragraph" style:parent-style-name="Standard" style:next-style-name="Text_20_body" style:default-outline-level="2" style:class="text">
      <style:paragraph-properties fo:margin-left="1.468cm" fo:margin-right="0cm" fo:text-indent="-1.27cm" style:auto-text-indent="false"/>
      <style:text-properties style:font-name="Times New Roman" fo:font-family="'Times New Roman'" style:font-family-generic="roman" style:font-pitch="variable" fo:font-size="14pt" fo:language="fr" fo:country="FR" fo:font-style="italic" fo:font-weight="bold" style:font-name-asian="Times New Roman2" style:font-family-asian="'Times New Roman'" style:font-family-generic-asian="system" style:font-pitch-asian="variable" style:font-size-asian="14pt" style:language-asian="en" style:country-asian="US" style:font-style-asian="italic" style:font-weight-asian="bold" style:font-name-complex="Times New Roman2" style:font-family-complex="'Times New Roman'" style:font-family-generic-complex="system" style:font-pitch-complex="variable" style:font-size-complex="14pt" style:language-complex="ar" style:country-complex="SA" style:font-style-complex="italic"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stLabel_20_24" style:display-name="ListLabel 24" style:family="text">
      <style:text-properties fo:font-size="17pt" fo:font-weight="bold" style:font-size-asian="17pt" style:font-weight-asian="bold" style:font-size-complex="17pt" style:font-weight-complex="bold" style:text-scale="111%"/>
    </style:style>
    <style:style style:name="ListLabel_20_25" style:display-name="ListLabel 25" style:family="text">
      <style:text-properties fo:font-size="14pt" fo:letter-spacing="-0.002cm" fo:font-weight="bold" style:font-size-asian="14pt" style:font-weight-asian="bold" style:font-size-complex="14pt" style:font-weight-complex="bold" style:text-scale="115%"/>
    </style:style>
    <style:style style:name="ListLabel_20_23" style:display-name="ListLabel 23" style:family="text">
      <style:text-properties style:text-scale="108%"/>
    </style:style>
    <style:style style:name="ListLabel_20_17" style:display-name="ListLabel 17" style:family="text">
      <style:text-properties style:font-name-complex="Symbol1" style:font-family-complex="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number text:level="1" text:style-name="ListLabel_20_24" style:num-format="1">
        <style:list-level-properties text:list-level-position-and-space-mode="label-alignment">
          <style:list-level-label-alignment text:label-followed-by="listtab" fo:text-indent="-0.984cm" fo:margin-left="1.184cm"/>
        </style:list-level-properties>
      </text:list-level-style-number>
      <text:list-level-style-number text:level="2" text:style-name="ListLabel_20_25" style:num-format="1" text:display-levels="2">
        <style:list-level-properties text:list-level-position-and-space-mode="label-alignment">
          <style:list-level-label-alignment text:label-followed-by="listtab" fo:text-indent="-1.268cm" fo:margin-left="1.468cm"/>
        </style:list-level-properties>
      </text:list-level-style-number>
      <text:list-level-style-number text:level="3" text:style-name="ListLabel_20_23" style:num-suffix="." style:num-format="1" text:display-levels="2">
        <style:list-level-properties text:list-level-position-and-space-mode="label-alignment">
          <style:list-level-label-alignment text:label-followed-by="listtab" fo:text-indent="-0.325cm" fo:margin-left="0.912cm"/>
        </style:list-level-properties>
      </text:list-level-style-number>
      <text:list-level-style-bullet text:level="4" text:style-name="ListLabel_20_17" style:num-suffix="" text:bullet-char="">
        <style:list-level-properties text:list-level-position-and-space-mode="label-alignment">
          <style:list-level-label-alignment text:label-followed-by="listtab" fo:text-indent="-0.325cm" fo:margin-left="1.482cm"/>
        </style:list-level-properties>
        <style:text-properties style:font-name="Symbol"/>
      </text:list-level-style-bullet>
      <text:list-level-style-bullet text:level="5" text:style-name="ListLabel_20_17" style:num-suffix="" text:bullet-char="">
        <style:list-level-properties text:list-level-position-and-space-mode="label-alignment">
          <style:list-level-label-alignment text:label-followed-by="listtab" fo:text-indent="-0.325cm" fo:margin-left="1.517cm"/>
        </style:list-level-properties>
        <style:text-properties style:font-name="Symbol"/>
      </text:list-level-style-bullet>
      <text:list-level-style-bullet text:level="6" text:style-name="ListLabel_20_17" style:num-suffix="" text:bullet-char="">
        <style:list-level-properties text:list-level-position-and-space-mode="label-alignment">
          <style:list-level-label-alignment text:label-followed-by="listtab" fo:text-indent="-0.325cm" fo:margin-left="2.046cm"/>
        </style:list-level-properties>
        <style:text-properties style:font-name="Symbol"/>
      </text:list-level-style-bullet>
      <text:list-level-style-bullet text:level="7" text:style-name="ListLabel_20_17" style:num-suffix="" text:bullet-char="">
        <style:list-level-properties text:list-level-position-and-space-mode="label-alignment">
          <style:list-level-label-alignment text:label-followed-by="listtab" fo:text-indent="-0.325cm" fo:margin-left="5.173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fo:text-indent="-0.325cm" fo:margin-left="8.301cm"/>
        </style:list-level-properties>
        <style:text-properties style:font-name="Symbol"/>
      </text:list-level-style-bullet>
      <text:list-level-style-bullet text:level="9" text:style-name="ListLabel_20_17" style:num-suffix="" text:bullet-char="">
        <style:list-level-properties text:list-level-position-and-space-mode="label-alignment">
          <style:list-level-label-alignment text:label-followed-by="listtab" fo:text-indent="-0.325cm" fo:margin-left="11.4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idier KUEVIAKOE</meta:initial-creator>
    <meta:creation-date>2021-10-20T08:23:37.93</meta:creation-date>
    <dc:date>2022-10-13T23:28:55.427000000</dc:date>
    <meta:editing-duration>PT3H49M9S</meta:editing-duration>
    <meta:editing-cycles>32</meta:editing-cycles>
    <meta:generator>LibreOffice/6.4.4.2$Windows_X86_64 LibreOffice_project/3d775be2011f3886db32dfd395a6a6d1ca2630ff</meta:generator>
    <meta:document-statistic meta:table-count="0" meta:image-count="0" meta:object-count="0" meta:page-count="3" meta:paragraph-count="43" meta:word-count="973" meta:character-count="6243" meta:non-whitespace-character-count="5278"/>
  </office:meta>
</office:document-meta>
</file>